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oundAdviceBindingTests.testOneObjectArgBoundTo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oundAdviceBindingTestAspect.setCollaborator( AroundAdviceBindingCollaborator aCollabo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oundAdviceBindingTestAspect.oneObjectArg( ProceedingJoinPoint pjp ,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oundAdviceBindingTestAspect.justJoinPoint( ProceedingJoinPoint pj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oundAdviceBindingTests.testJustJoin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oundAdviceBindingTestAspect.oneIntAndOneObject( ProceedingJoinPoint pjp , int x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oundAdviceBindingTests.on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roundAdviceBindingTestAspect.oneIntArg( ProceedingJoinPoint pjp ,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oundAdviceBindingTests.testOneInt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oundAdviceBindingTests.testOneIntAndOneObject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